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b5b" officeooo:paragraph-rsid="000bdb5b"/>
    </style:style>
    <style:style style:name="P2" style:family="paragraph" style:parent-style-name="Standard">
      <style:text-properties style:text-underline-style="solid" style:text-underline-width="auto" style:text-underline-color="font-color" officeooo:rsid="000bdb5b" officeooo:paragraph-rsid="000bd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S IDEAS PARA APP:</text:p>
      <text:p text:style-name="P1"/>
      <text:p text:style-name="P1">- Recomendaciones de colegios</text:p>
      <text:p text:style-name="P1">- Recomendaciones de bares</text:p>
      <text:p text:style-name="P1">- Estadísticas de entrada en bares</text:p>
      <text:p text:style-name="P1">- Wallapop de co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57:30.003260354</meta:creation-date>
    <dc:date>2019-03-05T14:20:36.373287261</dc:date>
    <meta:editing-duration>PT3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2" meta:character-count="130" meta:non-whitespace-character-count="113"/>
  </office:meta>
</office:document-meta>
</file>